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C00000014A38AE515F8131CD7.png" manifest:media-type="image/png"/>
  <manifest:file-entry manifest:full-path="Pictures/10000000000001DB00000022FCA2DC2E812E6F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1b76" officeooo:paragraph-rsid="00041b76"/>
    </style:style>
    <style:style style:name="P2" style:family="paragraph" style:parent-style-name="Standard">
      <style:text-properties officeooo:rsid="0004bcc8" officeooo:paragraph-rsid="0004bc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ying the Simulator to allow for DFS.</text:p>
      <text:p text:style-name="P1">There is a line in MultiSimulator.java:</text:p>
      <text:p text:style-name="P1"><draw:frame draw:style-name="fr1" draw:name="Image1" text:anchor-type="paragraph" svg:x="-0.019cm" svg:y="0.24cm" svg:width="7.514cm" svg:height="0.529cm" draw:z-index="0"><draw:image xlink:href="Pictures/100000000000011C00000014A38AE515F8131CD7.png" xlink:type="simple" xlink:show="embed" xlink:actuate="onLoad" loext:mime-type="image/png"/></draw:frame></text:p>
      <text:p text:style-name="P1"/>
      <text:p text:style-name="P1">This line needs to be changed from an iterator to a simple for loop:</text:p>
      <text:p text:style-name="P1"><draw:frame draw:style-name="fr1" draw:name="Image2" text:anchor-type="paragraph" svg:x="0.101cm" svg:y="0cm" svg:width="12.568cm" svg:height="0.9cm" draw:z-index="1"><draw:image xlink:href="Pictures/10000000000001DB00000022FCA2DC2E812E6FF5.png" xlink:type="simple" xlink:show="embed" xlink:actuate="onLoad" loext:mime-type="image/png"/></draw:frame></text:p>
      <text:p text:style-name="P1"/>
      <text:p text:style-name="P2">The tanker “t” then needs to be assigned correctly. No further changes should be requi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5:29:02.892000000</meta:creation-date>
    <dc:date>2019-04-16T15:40:52.340000000</dc:date>
    <meta:editing-duration>PT11M49S</meta:editing-duration>
    <meta:editing-cycles>2</meta:editing-cycles>
    <meta:generator>LibreOffice/6.2.0.3$Windows_X86_64 LibreOffice_project/98c6a8a1c6c7b144ce3cc729e34964b47ce25d62</meta:generator>
    <meta:document-statistic meta:table-count="0" meta:image-count="2" meta:object-count="0" meta:page-count="1" meta:paragraph-count="4" meta:word-count="42" meta:character-count="238" meta:non-whitespace-character-count="200"/>
  </office:meta>
</office:document-meta>
</file>